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ndowAspect.streamTitle( CopletInstance cid , CopletAdapter adapter , Layout layout ,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indowAspect.streamWindowStates( CopletInstance cid , CopletAdapter adapter , Layout layout , ContentHandler contenthandl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WindowAspec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ndowAspect.streamCopletInstanceDataInfos( CopletInstance cid , CopletAdapter adapter , Layout layout ,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ndowAspect.toSAX( RendererAspectContext rendererContext , Layout layout , ContentHandler conten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indowAspect.streamCopletModes( CopletInstance cid , CopletAdapter adapter , Layout layout ,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indowAspect.streamRemoveButton( CopletInstance cid , CopletAdapter adapter , Layout layout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ndowAspect.prepareConfiguration( Propertie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